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1.727cm" fo:min-width="12.703cm"/>
    </style:style>
    <style:style style:name="gr2" style:family="graphic" style:parent-style-name="standard">
      <style:graphic-properties draw:fill-color="#acb20c" draw:textarea-horizontal-align="justify" draw:textarea-vertical-align="middle" draw:auto-grow-height="false" fo:min-height="3.306cm" fo:min-width="4.707cm"/>
    </style:style>
    <style:style style:name="gr3" style:family="graphic" style:parent-style-name="standard">
      <style:graphic-properties draw:fill-color="#acb20c" draw:textarea-horizontal-align="justify" draw:textarea-vertical-align="middle" draw:auto-grow-height="false" fo:min-height="3.687cm" fo:min-width="5.469cm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3.433cm" fo:min-width="6.485cm"/>
    </style:style>
    <style:style style:name="gr5" style:family="graphic" style:parent-style-name="standard">
      <style:graphic-properties draw:stroke="none" draw:fill="none" draw:fill-color="#808080" draw:textarea-horizontal-align="justify" draw:textarea-vertical-align="middle" draw:auto-grow-height="false" fo:min-height="0.385cm" fo:min-width="0.135cm"/>
    </style:style>
    <style:style style:name="gr6" style:family="graphic" style:parent-style-name="standard">
      <style:graphic-properties draw:stroke="none" draw:fill="none" draw:fill-color="#808080" draw:textarea-horizontal-align="justify" draw:textarea-vertical-align="middle" draw:auto-grow-height="false" fo:min-height="2.233cm" fo:min-width="3.437cm"/>
    </style:style>
    <style:style style:name="gr7" style:family="graphic" style:parent-style-name="standard">
      <style:graphic-properties draw:fill-color="#666666" draw:textarea-horizontal-align="justify" draw:textarea-vertical-align="middle" draw:auto-grow-height="false" fo:min-height="1.211cm" fo:min-width="1.977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.274cm" fo:min-width="1.786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.782cm" fo:min-width="7.88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cb20c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acb20c"/>
      <style:paragraph-properties fo:text-align="center"/>
    </style:style>
    <style:style style:name="P5" style:family="paragraph">
      <loext:graphic-properties draw:fill-color="#ffbf0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808080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6.937cm" svg:x="1.587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207cm" svg:height="3.556cm" svg:x="2.397cm" svg:y="15.605cm">
          <text:p text:style-name="P2"><text:span text:style-name="T1">Windows P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969cm" svg:height="3.937cm" svg:x="13.192cm" svg:y="15.478cm">
          <text:p text:style-name="P2"><text:span text:style-name="T1">Linux PC</text:span></text:p>
          <text:p text:style-name="P2"><text:span text:style-name="T2">(Do experiments with SPEC, </text:span></text:p>
          <text:p text:style-name="P2"><text:span text:style-name="T2">results saved locally </text:span></text:p>
          <text:p text:style-name="P2"><text:span text:style-name="T2">and shared in network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6.985cm" svg:height="3.683cm" svg:x="1.508cm" svg:y="2.397cm">
          <text:p text:style-name="P2"><text:span text:style-name="T1">Remote Windows P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635cm" svg:height="0.635cm" svg:x="4.548cm" svg:y="8.366cm">
          <text:p text:style-name="P2"><text:tab/><text:tab/><text:tab/><text:tab/><text:tab/><text:tab/><text:tab/><text:tab/><text:tab/>AnyDesk <text:span text:style-name="T2">(Remote PC can access the windows PC </text:span></text:p>
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ith a password set by the beamline scientist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3.937cm" svg:height="2.483cm" svg:x="8.366cm" svg:y="17.694cm">
          <text:p text:style-name="P2">VNCViewer</text:p>
          <text:p text:style-name="P2"><text:span text:style-name="T2">(Windows PC gets </text:span></text:p>
          <text:p text:style-name="P2"><text:span text:style-name="T2">Linux PC desktop and </text:span></text:p>
          <text:p text:style-name="P2"><text:span text:style-name="T2">controls it 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4" draw:id="id4" draw:layer="layout" svg:width="4.953cm" svg:height="2.921cm" svg:x="13.7cm" svg:y="20.685cm">
          <text:p text:style-name="P2">Instr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2.286cm" svg:height="1.524cm" svg:x="9.636cm" svg:y="10.906cm">
          <text:p text:style-name="P2">Optics Beamline Laboratory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382cm" svg:height="2.032cm" svg:x="6.715cm" svg:y="1.762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5cm" svg:y1="15.605cm" svg:x2="5cm" svg:y2="6.08cm" draw:start-shape="id1" draw:start-glue-point="0" draw:end-shape="id2" svg:d="M5000 15605v-9525" svg:viewBox="0 0 1 9526">
          <text:p/>
        </draw:connector>
        <draw:connector draw:style-name="gr10" draw:text-style-name="P1" draw:layer="layout" draw:type="line" svg:x1="13.192cm" svg:y1="17.446cm" svg:x2="7.604cm" svg:y2="17.383cm" draw:start-shape="id3" draw:start-glue-point="3" draw:end-shape="id1" draw:end-glue-point="1" svg:d="M13192 17446l-5588-63" svg:viewBox="0 0 5589 64">
          <text:p/>
        </draw:connector>
        <draw:connector draw:style-name="gr10" draw:text-style-name="P1" draw:layer="layout" draw:type="line" svg:x1="16.177cm" svg:y1="20.685cm" svg:x2="16.176cm" svg:y2="19.415cm" draw:start-shape="id4" draw:start-glue-point="4" draw:end-shape="id3" draw:end-glue-point="2" svg:d="M16177 20685l-1-1270" svg:viewBox="0 0 2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6T09:35:05.020847123</meta:creation-date>
    <dc:date>2020-09-16T13:29:20.274633960</dc:date>
    <meta:editing-duration>PT23M16S</meta:editing-duration>
    <meta:editing-cycles>5</meta:editing-cycles>
    <meta:generator>LibreOffice/6.1.5.2$Linux_X86_64 LibreOffice_project/10$Build-2</meta:generator>
    <meta:document-statistic meta:object-count="12"/>
  </office:meta>
</office:document-meta>
</file>